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LoanTable.java</text:p>
      <text:p text:style-name="Standard"><text:s/>* Lab 4</text:p>
      <text:p text:style-name="Standard"><text:s/>* This program will build the java table to hold the data.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awt.BorderLayout;</text:p>
      <text:p text:style-name="Standard">import java.awt.Container;</text:p>
      <text:p text:style-name="Standard">import java.net.MalformedURLException;</text:p>
      <text:p text:style-name="Standard">import java.sql.DriverManager;</text:p>
      <text:p text:style-name="Standard">import java.sql.ResultSet;</text:p>
      <text:p text:style-name="Standard">import java.sql.SQLException;</text:p>
      <text:p text:style-name="Standard">import java.util.Vector;</text:p>
      <text:p text:style-name="Standard"/>
      <text:p text:style-name="Standard">import javax.swing.JFrame;</text:p>
      <text:p text:style-name="Standard">import javax.swing.JOptionPane;</text:p>
      <text:p text:style-name="Standard">import javax.swing.JPanel;</text:p>
      <text:p text:style-name="Standard">import javax.swing.JScrollPane;</text:p>
      <text:p text:style-name="Standard">import javax.swing.JTable;</text:p>
      <text:p text:style-name="Standard">import javax.swing.JTextArea;</text:p>
      <text:p text:style-name="Standard"/>
      <text:p text:style-name="Standard">import com.mysql.jdbc.Connection;</text:p>
      <text:p text:style-name="Standard">import com.mysql.jdbc.ResultSetMetaData;</text:p>
      <text:p text:style-name="Standard">import com.mysql.jdbc.Statement;</text:p>
      <text:p text:style-name="Standard"/>
      <text:p text:style-name="Standard">public class LoanTable extends JFrame</text:p>
      <text:p text:style-name="Standard">{</text:p>
      <text:p text:style-name="Standard"><text:tab/>public LoanTable() throws MalformedURLException </text:p>
      <text:p text:style-name="Standard"><text:tab/>{</text:p>
      <text:p text:style-name="Standard"><text:tab/><text:tab/>try </text:p>
      <text:p text:style-name="Standard"><text:tab/><text:tab/>{</text:p>
      <text:p text:style-name="Standard"><text:tab/><text:tab/><text:tab/>// The JDBC driver name and the database URL. <text:s/></text:p>
      <text:p text:style-name="Standard"><text:s text:c="12"/>Class.forName("com.mysql.jdbc.Driver").newInstance();</text:p>
      <text:p text:style-name="Standard"><text:s text:c="12"/>Connection connect = (Connection) DriverManager.getConnection</text:p>
      <text:p text:style-name="Standard"><text:s text:c="12"/><text:tab/><text:tab/>("jdbc:mysql://www.papademas.net/411labs?" + "user=db411&amp;password=411");</text:p>
      <text:p text:style-name="Standard"><text:s text:c="12"/>Statement stmnt = (Statement) connect.createStatement();</text:p>
      <text:p text:style-name="Standard"><text:s text:c="4"/><text:tab/> </text:p>
      <text:p text:style-name="Standard"><text:s text:c="12"/>// Add a vector object.</text:p>
      <text:p text:style-name="Standard"><text:s text:c="4"/><text:tab/> <text:s text:c="3"/>Vector&lt;Vector&lt;Object&gt;&gt; loandata = new Vector&lt;Vector&lt;Object&gt;&gt;();</text:p>
      <text:p text:style-name="Standard"><text:s text:c="12"/>Vector&lt;String&gt; column = new Vector&lt;String&gt;();</text:p>
      <text:p text:style-name="Standard"><text:s text:c="4"/><text:tab/></text:p>
      <text:p text:style-name="Standard"><text:s text:c="12"/>try </text:p>
      <text:p text:style-name="Standard"><text:s text:c="12"/>{</text:p>
      <text:p text:style-name="Standard"><text:s text:c="12"/><text:tab/>stmnt = (Statement) connect.createStatement();</text:p>
      <text:p text:style-name="Standard"><text:s text:c="12"/><text:tab/>Dao dao = new Dao();</text:p>
      <text:p text:style-name="Standard"><text:soft-page-break/><text:s text:c="12"/><text:tab/>ResultSet result = dao.retrieveRecords();</text:p>
      <text:p text:style-name="Standard"><text:s text:c="12"/><text:tab/>ResultSetMetaData metaData = (ResultSetMetaData) result.getMetaData();</text:p>
      <text:p text:style-name="Standard"><text:s text:c="12"/><text:tab/>int columns = metaData.getColumnCount();</text:p>
      <text:p text:style-name="Standard"><text:s text:c="4"/><text:tab/> <text:s text:c="2"/></text:p>
      <text:p text:style-name="Standard"><text:s text:c="12"/><text:tab/>// Get the column names from the table.</text:p>
      <text:p text:style-name="Standard"><text:s text:c="12"/><text:tab/>String cols = "ID, INCOME, PEP";</text:p>
      <text:p text:style-name="Standard"><text:s text:c="12"/><text:tab/> <text:s text:c="3"/><text:tab/> </text:p>
      <text:p text:style-name="Standard"><text:s text:c="12"/><text:tab/>for (int i = 1; i &lt;= columns ; i++) </text:p>
      <text:p text:style-name="Standard"><text:s text:c="12"/><text:tab/>{</text:p>
      <text:p text:style-name="Standard"><text:s text:c="12"/><text:tab/><text:tab/>cols = metaData.getColumnName(i);</text:p>
      <text:p text:style-name="Standard"><text:s text:c="12"/><text:tab/><text:tab/>column.add(cols);</text:p>
      <text:p text:style-name="Standard"><text:s text:c="12"/><text:tab/>}</text:p>
      <text:p text:style-name="Standard"><text:s text:c="4"/><text:tab/> <text:s text:c="3"/></text:p>
      <text:p text:style-name="Standard"><text:s text:c="12"/><text:tab/>// Get the row data from the table.</text:p>
      <text:p text:style-name="Standard"><text:s text:c="4"/><text:tab/> <text:s text:c="7"/>while (result.next()) </text:p>
      <text:p text:style-name="Standard"><text:s text:c="12"/><text:tab/>{</text:p>
      <text:p text:style-name="Standard"><text:s text:c="12"/><text:tab/><text:tab/>Vector&lt;Object&gt; rows = new Vector&lt;Object&gt;(columns);</text:p>
      <text:p text:style-name="Standard"><text:s text:c="4"/><text:tab/> <text:s text:c="9"/></text:p>
      <text:p text:style-name="Standard"><text:s text:c="12"/><text:tab/><text:tab/>for (int i = 1; i &lt;= columns; i++) </text:p>
      <text:p text:style-name="Standard"><text:s text:c="12"/><text:tab/><text:tab/>{</text:p>
      <text:p text:style-name="Standard"><text:s text:c="12"/><text:tab/><text:tab/><text:tab/>rows.addElement(result.getObject(i));</text:p>
      <text:p text:style-name="Standard"><text:s text:c="12"/><text:tab/><text:tab/>} </text:p>
      <text:p text:style-name="Standard"><text:s text:c="4"/><text:tab/> <text:s text:c="6"/></text:p>
      <text:p text:style-name="Standard"><text:s text:c="12"/><text:tab/><text:tab/>loandata.addElement(rows);</text:p>
      <text:p text:style-name="Standard"><text:s text:c="12"/><text:tab/>}</text:p>
      <text:p text:style-name="Standard"><text:s text:c="4"/><text:tab/> <text:s text:c="7"/>//result.close();</text:p>
      <text:p text:style-name="Standard"><text:s text:c="12"/>} </text:p>
      <text:p text:style-name="Standard"><text:s text:c="12"/></text:p>
      <text:p text:style-name="Standard"><text:s text:c="12"/>catch (SQLException e) </text:p>
      <text:p text:style-name="Standard"><text:s text:c="12"/>{</text:p>
      <text:p text:style-name="Standard"><text:s text:c="12"/><text:tab/>e.printStackTrace();</text:p>
      <text:p text:style-name="Standard"><text:s text:c="12"/>}</text:p>
      <text:p text:style-name="Standard"><text:s text:c="12"/></text:p>
      <text:p text:style-name="Standard"><text:s text:c="12"/>// Create a table</text:p>
      <text:p text:style-name="Standard"><text:s text:c="12"/>JTable loantable = new JTable(loandata, column);</text:p>
      <text:p text:style-name="Standard"><text:s text:c="12"/></text:p>
      <text:p text:style-name="Standard"><text:s text:c="12"/>// Create a scroll bar</text:p>
      <text:p text:style-name="Standard"><text:s text:c="12"/>JScrollPane myscrollPane = new JScrollPane(loantable);</text:p>
      <text:p text:style-name="Standard"><text:s text:c="12"/>getContentPane().add(myscrollPane);</text:p>
      <text:p text:style-name="Standard"/>
      <text:p text:style-name="Standard"><text:s text:c="12"/>// Create a panel</text:p>
      <text:p text:style-name="Standard"><text:s text:c="12"/>JPanel mybuttonPanel = new JPanel();</text:p>
      <text:p text:style-name="Standard"><text:s text:c="12"/>getContentPane().add(mybuttonPanel, BorderLayout.SOUTH );</text:p>
      <text:p text:style-name="Standard"><text:s text:c="8"/></text:p>
      <text:p text:style-name="Standard"><text:s text:c="12"/>// Create a frame window</text:p>
      <text:p text:style-name="Standard"><text:s text:c="12"/>JFrame loanframe = new JFrame("Bank of IIT Loan Analysis Report");</text:p>
      <text:p text:style-name="Standard"><text:s text:c="12"/>loanframe.setSize(700, 200);</text:p>
      <text:p text:style-name="Standard"><text:s text:c="12"/>loanframe.add(new JScrollPane(loantable));</text:p>
      <text:p text:style-name="Standard"><text:s text:c="12"/>loanframe.setDefaultCloseOperation(JFrame.EXIT_ON_CLOSE);</text:p>
      <text:p text:style-name="Standard"><text:soft-page-break/><text:s text:c="12"/>loanframe.pack();</text:p>
      <text:p text:style-name="Standard"><text:s text:c="12"/>loanframe.setVisible(true);</text:p>
      <text:p text:style-name="Standard"/>
      <text:p text:style-name="Standard"><text:tab/><text:tab/>}</text:p>
      <text:p text:style-name="Standard"><text:s text:c="8"/></text:p>
      <text:p text:style-name="Standard"><text:tab/><text:tab/>catch (InstantiationException e) </text:p>
      <text:p text:style-name="Standard"><text:tab/><text:tab/>{</text:p>
      <text:p text:style-name="Standard"><text:s text:c="12"/>System.err.println("There is an error in instantiation!");</text:p>
      <text:p text:style-name="Standard"><text:s text:c="8"/>}</text:p>
      <text:p text:style-name="Standard"><text:s text:c="8"/></text:p>
      <text:p text:style-name="Standard"><text:s text:c="8"/>catch (ClassNotFoundException e) </text:p>
      <text:p text:style-name="Standard"><text:tab/><text:tab/>{</text:p>
      <text:p text:style-name="Standard"><text:s text:c="12"/>System.err.println("The class is not found!");</text:p>
      <text:p text:style-name="Standard"><text:s text:c="8"/>}</text:p>
      <text:p text:style-name="Standard"><text:s text:c="8"/></text:p>
      <text:p text:style-name="Standard"><text:s text:c="8"/>catch (IllegalAccessException e) </text:p>
      <text:p text:style-name="Standard"><text:tab/><text:tab/>{</text:p>
      <text:p text:style-name="Standard"><text:s text:c="12"/>System.err.println("Access is denied!");</text:p>
      <text:p text:style-name="Standard"><text:s text:c="8"/>}</text:p>
      <text:p text:style-name="Standard"><text:s text:c="5"/></text:p>
      <text:p text:style-name="Standard"><text:s text:c="8"/>catch (SQLException e) </text:p>
      <text:p text:style-name="Standard"><text:tab/><text:tab/>{</text:p>
      <text:p text:style-name="Standard"><text:s text:c="12"/>System.err.println("SQL Error! Please try again. " + e.getMessage() );</text:p>
      <text:p text:style-name="Standard"><text:s text:c="8"/>} </text:p>
      <text:p text:style-name="Standard"><text:tab/>}</text:p>
      <text:p text:style-name="Standard"/>
      <text:p text:style-name="Standard"><text:tab/>private Container getContentPane(BankRecords[] clientInfo) </text:p>
      <text:p text:style-name="Standard"><text:tab/>{</text:p>
      <text:p text:style-name="Standard"><text:tab/><text:tab/>// TODO Auto-generated method stub</text:p>
      <text:p text:style-name="Standard"><text:tab/><text:tab/>return null;</text:p>
      <text:p text:style-name="Standard"><text:tab/>}</text:p>
      <text:p text:style-name="Standard"/>
      <text:p text:style-name="Standard"><text:tab/>public static void main(String[] args) throws MalformedURLException {</text:p>
      <text:p text:style-name="Standard"><text:tab/><text:tab/>// TODO Auto-generated method stub</text:p>
      <text:p text:style-name="Standard"><text:tab/><text:tab/>new LoanTable();</text:p>
      <text:p text:style-name="Standard"/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51:17.24</meta:creation-date>
    <dc:date>2016-11-11T19:05:04.18</dc:date>
    <dc:creator>Deborah Barndt</dc:creator>
    <meta:editing-duration>PT1M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126" meta:word-count="336" meta:character-count="3872"/>
  </office:meta>
</office:document-meta>
</file>